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officeooo:rsid="00074f86" officeooo:paragraph-rsid="00074f86"/>
    </style:style>
    <style:style style:name="P7" style:family="paragraph" style:parent-style-name="Heading_20_2">
      <style:text-properties officeooo:rsid="0009345f" officeooo:paragraph-rsid="0009345f"/>
    </style:style>
    <style:style style:name="P8" style:family="paragraph" style:parent-style-name="Heading_20_2">
      <style:text-properties officeooo:paragraph-rsid="0009345f"/>
    </style:style>
    <style:style style:name="P9" style:family="paragraph" style:parent-style-name="Standard">
      <style:text-properties officeooo:paragraph-rsid="00074f86"/>
    </style:style>
    <style:style style:name="P10" style:family="paragraph" style:parent-style-name="Text_20_body">
      <style:text-properties officeooo:paragraph-rsid="00074f86"/>
    </style:style>
    <style:style style:name="P11" style:family="paragraph" style:parent-style-name="Text_20_body">
      <style:text-properties officeooo:rsid="0007c366" officeooo:paragraph-rsid="0007c366"/>
    </style:style>
    <style:style style:name="P12" style:family="paragraph" style:parent-style-name="Text_20_body">
      <style:text-properties officeooo:rsid="0008883c" officeooo:paragraph-rsid="0008883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417_3922972909" text:style-name="Index_20_Link" text:visited-style-name="Index_20_Link">Question 1: Lab Reports<text:tab/>3</text:a></text:p>
          <text:p text:style-name="P1"><text:a xlink:type="simple" xlink:href="#__RefHeading___Toc419_3922972909" text:style-name="Index_20_Link" text:visited-style-name="Index_20_Link">Question 2: Topologies Report<text:tab/>4</text:a></text:p>
          <text:p text:style-name="P2"><text:a xlink:type="simple" xlink:href="#__RefHeading___Toc429_3922972909" text:style-name="Index_20_Link" text:visited-style-name="Index_20_Link">Start Topologies<text:tab/>4</text:a></text:p>
          <text:p text:style-name="P3"><text:a xlink:type="simple" xlink:href="#__RefHeading___Toc431_3922972909" text:style-name="Index_20_Link" text:visited-style-name="Index_20_Link">Advantages<text:tab/>4</text:a></text:p>
          <text:p text:style-name="P3"><text:a xlink:type="simple" xlink:href="#__RefHeading___Toc433_3922972909" text:style-name="Index_20_Link" text:visited-style-name="Index_20_Link">Disadvantages<text:tab/>4</text:a></text:p>
          <text:p text:style-name="P2"><text:a xlink:type="simple" xlink:href="#__RefHeading___Toc435_3922972909" text:style-name="Index_20_Link" text:visited-style-name="Index_20_Link">Mesh Topologies<text:tab/>4</text:a></text:p>
          <text:p text:style-name="P3"><text:a xlink:type="simple" xlink:href="#__RefHeading___Toc437_3922972909" text:style-name="Index_20_Link" text:visited-style-name="Index_20_Link">Advantages<text:tab/>4</text:a></text:p>
          <text:p text:style-name="P3"><text:a xlink:type="simple" xlink:href="#__RefHeading___Toc439_3922972909" text:style-name="Index_20_Link" text:visited-style-name="Index_20_Link">Disadvantages<text:tab/>4</text:a></text:p>
          <text:p text:style-name="P1"><text:a xlink:type="simple" xlink:href="#__RefHeading___Toc421_3922972909" text:style-name="Index_20_Link" text:visited-style-name="Index_20_Link">Question 3 and 4: Routing Protocols Report<text:tab/>5</text:a></text:p>
          <text:p text:style-name="P2"><text:a xlink:type="simple" xlink:href="#__RefHeading___Toc424_3922972909" text:style-name="Index_20_Link" text:visited-style-name="Index_20_Link">Distance Vector Protocol<text:tab/>5</text:a></text:p>
          <text:p text:style-name="P2"><text:a xlink:type="simple" xlink:href="#__RefHeading___Toc426_3922972909" text:style-name="Index_20_Link" text:visited-style-name="Index_20_Link">Link State Protocol<text:tab/>5</text:a></text:p>
          <text:p text:style-name="P2"><text:a xlink:type="simple" xlink:href="#__RefHeading___Toc441_3922972909" text:style-name="Index_20_Link" text:visited-style-name="Index_20_Link">Comparison<text:tab/>5</text:a></text:p>
        </text:index-body>
      </text:table-of-content>
      <text:p text:style-name="P9"/>
      <text:h text:style-name="P6" text:outline-level="1"><text:bookmark-start text:name="__RefHeading___Toc417_3922972909"/>Question 1: Lab Reports<text:bookmark-end text:name="__RefHeading___Toc417_3922972909"/></text:h>
      <text:p text:style-name="P10"/>
      <text:p text:style-name="P10"/>
      <text:h text:style-name="P5" text:outline-level="1"><text:bookmark-start text:name="__RefHeading___Toc419_3922972909"/>Question 2: Topologies Report<text:bookmark-end text:name="__RefHeading___Toc419_3922972909"/></text:h>
      <text:p text:style-name="Text_20_body"/>
      <text:h text:style-name="P7" text:outline-level="2"><text:bookmark-start text:name="__RefHeading___Toc429_3922972909"/>Start Topologies<text:bookmark-end text:name="__RefHeading___Toc429_3922972909"/></text:h>
      <text:h text:style-name="Heading_20_3" text:outline-level="3"><text:bookmark-start text:name="__RefHeading___Toc431_3922972909"/>Advantages<text:bookmark-end text:name="__RefHeading___Toc431_3922972909"/></text:h>
      <text:p text:style-name="Text_20_body"/>
      <text:h text:style-name="Heading_20_3" text:outline-level="3"><text:bookmark-start text:name="__RefHeading___Toc433_3922972909"/>Disadvantages<text:bookmark-end text:name="__RefHeading___Toc433_3922972909"/></text:h>
      <text:p text:style-name="Text_20_body"/>
      <text:h text:style-name="P8" text:outline-level="2"><text:bookmark-start text:name="__RefHeading___Toc435_3922972909"/>Mesh Topologies<text:bookmark-end text:name="__RefHeading___Toc435_3922972909"/></text:h>
      <text:h text:style-name="Heading_20_3" text:outline-level="3"><text:bookmark-start text:name="__RefHeading___Toc437_3922972909"/>Advantages<text:bookmark-end text:name="__RefHeading___Toc437_3922972909"/></text:h>
      <text:p text:style-name="Text_20_body"/>
      <text:h text:style-name="Heading_20_3" text:outline-level="3"><text:bookmark-start text:name="__RefHeading___Toc439_3922972909"/>Disadvantages<text:bookmark-end text:name="__RefHeading___Toc439_3922972909"/></text:h>
      <text:p text:style-name="Text_20_body"/>
      <text:p text:style-name="P11"/>
      <text:h text:style-name="P5" text:outline-level="1"><text:bookmark-start text:name="__RefHeading___Toc421_3922972909"/>Question 3 and 4: Routing Protocols Report<text:bookmark-end text:name="__RefHeading___Toc421_3922972909"/></text:h>
      <text:p text:style-name="Text_20_body"/>
      <text:p text:style-name="Text_20_body"/>
      <text:h text:style-name="Heading_20_2" text:outline-level="2"><text:bookmark-start text:name="__RefHeading___Toc424_3922972909"/>Distance Vector Protocol<text:bookmark-end text:name="__RefHeading___Toc424_3922972909"/></text:h>
      <text:p text:style-name="P12"/>
      <text:h text:style-name="Heading_20_2" text:outline-level="2"><text:bookmark-start text:name="__RefHeading___Toc426_3922972909"/>Link State Protocol<text:bookmark-end text:name="__RefHeading___Toc426_3922972909"/></text:h>
      <text:p text:style-name="P12"/>
      <text:h text:style-name="Heading_20_2" text:outline-level="2"><text:bookmark-start text:name="__RefHeading___Toc441_3922972909"/>Comparison<text:bookmark-end text:name="__RefHeading___Toc441_3922972909"/></text:h>
      <text:p text:style-name="P12">Throughput</text:p>
      <text:p text:style-name="P12">Packets Dropp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4:11:09.989378680</meta:creation-date>
    <dc:date>2020-11-16T14:32:52.855943112</dc:date>
    <meta:editing-duration>PT11M11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5" meta:paragraph-count="27" meta:word-count="78" meta:character-count="514" meta:non-whitespace-character-count="463"/>
  </office:meta>
</office:document-meta>
</file>